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fo:text-align="center" style:justify-single-word="false"/>
      <style:text-properties style:font-name="Calibri" fo:font-size="11pt" fo:language="en" fo:country="none" style:text-underline-style="solid" style:text-underline-width="auto" style:text-underline-color="font-color" fo:font-weight="bold" style:font-size-asian="11pt" style:font-weight-asian="bold"/>
    </style:style>
    <style:style style:name="P3" style:family="paragraph" style:parent-style-name="Standard">
      <style:paragraph-properties fo:margin-top="0cm" fo:margin-bottom="0.353cm" loext:contextual-spacing="false" fo:line-height="115%" fo:text-align="center" style:justify-single-word="false"/>
      <style:text-properties style:font-name="Calibri" fo:font-size="11pt" fo:language="en" fo:country="none" style:text-underline-style="none" fo:font-weight="bold" style:font-size-asian="11pt" style:font-weight-asian="bold"/>
    </style:style>
    <style:style style:name="P4" style:family="paragraph" style:parent-style-name="Standard">
      <style:paragraph-properties fo:margin-top="0cm" fo:margin-bottom="0.353cm" loext:contextual-spacing="false" fo:line-height="115%"/>
      <style:text-properties style:font-name="Calibri" fo:font-size="11pt" fo:language="en" fo:country="none" style:text-underline-style="none" fo:font-weight="bold" officeooo:paragraph-rsid="000f3004" style:font-size-asian="11pt" style:font-weight-asian="bold"/>
    </style:style>
    <style:style style:name="P5" style:family="paragraph" style:parent-style-name="Standard">
      <style:paragraph-properties fo:margin-top="0cm" fo:margin-bottom="0.353cm" loext:contextual-spacing="false" fo:line-height="115%"/>
      <style:text-properties style:font-name="Calibri" fo:font-size="11pt" fo:language="en" fo:country="none" style:text-underline-style="none" fo:font-weight="bold" style:font-size-asian="11pt" style:font-weight-asian="bold" style:font-weight-complex="bold"/>
    </style:style>
    <style:style style:name="P6" style:family="paragraph" style:parent-style-name="Standard" style:list-style-name="WWNum2">
      <style:paragraph-properties fo:margin-top="0cm" fo:margin-bottom="0.353cm" loext:contextual-spacing="false" fo:line-height="115%"/>
      <style:text-properties style:font-name="Calibri" fo:font-size="11pt" fo:language="en" fo:country="none" fo:font-style="normal" style:text-underline-style="none" fo:font-weight="normal" style:font-size-asian="11pt" style:font-style-asian="normal" style:font-weight-asian="normal" style:font-style-complex="normal" style:font-weight-complex="normal"/>
    </style:style>
    <style:style style:name="P7" style:family="paragraph" style:parent-style-name="Standard" style:list-style-name="WWNum2">
      <style:paragraph-properties fo:margin-top="0cm" fo:margin-bottom="0.353cm" loext:contextual-spacing="false" fo:line-height="115%"/>
      <style:text-properties style:font-name="Calibri" fo:font-size="11pt" fo:language="en" fo:country="none" fo:font-style="normal" style:text-underline-style="none" fo:font-weight="normal" officeooo:paragraph-rsid="000f3004" style:font-size-asian="11pt" style:font-style-asian="normal" style:font-weight-asian="normal" style:font-style-complex="normal" style:font-weight-complex="normal"/>
    </style:style>
    <style:style style:name="P8" style:family="paragraph" style:parent-style-name="Standard">
      <style:paragraph-properties fo:margin-top="0cm" fo:margin-bottom="0.353cm" loext:contextual-spacing="false" fo:line-height="115%"/>
      <style:text-properties style:font-name="Calibri" fo:font-size="11pt" fo:language="en" fo:country="none" fo:font-style="normal" style:text-underline-style="none" fo:font-weight="normal" style:font-size-asian="11pt" style:font-style-asian="normal" style:font-weight-asian="normal" style:font-style-complex="normal"/>
    </style:style>
    <style:style style:name="P9" style:family="paragraph" style:parent-style-name="Standard" style:list-style-name="WWNum1">
      <style:paragraph-properties fo:margin-top="0cm" fo:margin-bottom="0.353cm" loext:contextual-spacing="false" fo:line-height="115%"/>
      <style:text-properties officeooo:paragraph-rsid="000f3004"/>
    </style:style>
    <style:style style:name="P10" style:family="paragraph" style:parent-style-name="Standard">
      <style:paragraph-properties fo:margin-top="0cm" fo:margin-bottom="0.353cm" loext:contextual-spacing="false" fo:line-height="115%"/>
      <style:text-properties officeooo:paragraph-rsid="000f3004"/>
    </style:style>
    <style:style style:name="P11" style:family="paragraph" style:parent-style-name="Standard" style:master-page-name="Standard">
      <style:paragraph-properties fo:margin-top="0cm" fo:margin-bottom="0.353cm" loext:contextual-spacing="false" fo:line-height="115%" fo:text-align="center" style:justify-single-word="false" style:page-number="auto"/>
      <style:text-properties style:font-name="Calibri" fo:font-size="11pt" fo:language="en" fo:country="none" style:text-underline-style="solid" style:text-underline-width="auto" style:text-underline-color="font-color" fo:font-weight="bold" style:font-size-asian="11pt" style:font-weight-asian="bold"/>
    </style:style>
    <style:style style:name="T1" style:family="text">
      <style:text-properties style:font-name="Calibri" fo:font-size="11pt" fo:language="en" fo:country="none" style:text-underline-style="none" fo:font-weight="normal" style:font-size-asian="11pt" style:font-weight-asian="normal"/>
    </style:style>
    <style:style style:name="T2" style:family="text">
      <style:text-properties style:font-name="Calibri" fo:font-size="11pt" fo:language="en" fo:country="none" style:text-underline-style="none" fo:font-weight="normal" style:font-size-asian="11pt" style:font-weight-asian="normal" style:font-weight-complex="normal"/>
    </style:style>
    <style:style style:name="T3" style:family="text">
      <style:text-properties style:font-name="Calibri" fo:font-size="11pt" fo:language="en" fo:country="none" fo:font-style="italic" style:text-underline-style="none" fo:font-weight="normal" style:font-size-asian="11pt" style:font-style-asian="italic" style:font-weight-asian="normal" style:font-style-complex="italic"/>
    </style:style>
    <style:style style:name="T4" style:family="text">
      <style:text-properties style:font-name="Calibri" fo:font-size="11pt" fo:language="en" fo:country="none" fo:font-style="italic" style:text-underline-style="none" fo:font-weight="normal" style:font-size-asian="11pt" style:font-style-asian="italic" style:font-weight-asian="normal" style:font-style-complex="italic" style:font-weight-complex="normal"/>
    </style:style>
    <style:style style:name="T5" style:family="text">
      <style:text-properties style:font-name="Calibri" fo:font-size="11pt" fo:language="en" fo:country="none" fo:font-style="normal" style:text-underline-style="none" fo:font-weight="normal" style:font-size-asian="11pt" style:font-style-asian="normal" style:font-weight-asian="normal" style:font-style-complex="normal"/>
    </style:style>
    <style:style style:name="T6" style:family="text">
      <style:text-properties style:font-name="Calibri" fo:font-size="11pt" fo:language="en" fo:country="none" fo:font-style="normal" style:text-underline-style="none" fo:font-weight="normal" style:font-size-asian="11pt"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der Academy: The Game!</text:p>
      <text:p text:style-name="P3">Documentation</text:p>
      <text:p text:style-name="P4">Group</text:p>
      <text:list xml:id="list2481121404" text:style-name="WWNum1">
        <text:list-item>
          <text:p text:style-name="P9"><text:span text:style-name="T1">Nisal Don, Simon Dwyer, George Kosmas, Nathaniel Mether.</text:span></text:p>
        </text:list-item>
      </text:list>
      <text:p text:style-name="P5">Defining the problem</text:p>
      <text:p text:style-name="P10"><text:span text:style-name="T2">Coding bootcamps present students with an excellent way to quickly build their skills in an intensive and immersive environment. However, applicants more familiar with a traditional – and less intensive – learning environment might lack an awareness of how demanding a bootcamp might be. Further, certain stereotypes about coding might deter a more diverse range of individuals from even applying. In a nutshell, the problem is </text:span><text:span text:style-name="T4">how to get prospective applicants to build an accurate understanding of what it’s actually like to participate in a bootcamp</text:span><text:span text:style-name="T6">. Ultimately, solving this problem will help to:</text:span></text:p>
      <text:list xml:id="list1034281395" text:style-name="WWNum2">
        <text:list-item>
          <text:p text:style-name="P7">Build a more diverse range of bootcamp applicants, including (but not limited to) student backgrounds, skill sets, gender and culture;</text:p>
        </text:list-item>
        <text:list-item>
          <text:p text:style-name="P6">Better prepare successful applicants before their bootcamp kicks off; and</text:p>
        </text:list-item>
        <text:list-item>
          <text:p text:style-name="P6">Therefore, build the best possible learning environment – with a focussed, diverse range of high-quality students. </text:p>
        </text:list-item>
      </text:list>
      <text:p text:style-name="P5">Building a solution </text:p>
      <text:p text:style-name="P1"><text:span text:style-name="T1">The best way to encourage applicants to build an accurate understanding of life in a bootcamp is to make it fun! Rather than simply providing more information, an interactive format can help to better engage the audience by actively seeking their input. This effect can be further enhanced through ‘gamification’. A video game with scores and some friendly competition can be a great way to capture and keep the attention of a target audience. With this in mind, our group intends to address this problem by designing and building </text:span><text:span text:style-name="T3">Coder Academy: The Game!</text:span></text:p>
      <text:p text:style-name="P1"><text:span text:style-name="T5">This game will be a text-based role-playing game (RPG) that presents the player with a fun and light-hearted simulation of a coding bootcamp that runs over the course of 4 terms. The player will be able to select their personal attributes and will be presented with a range of scenarios <text:s/>where they have to choose their response. These responses allow a player to generate points which, once modified according to their selected personal attributes, produce a score which determines their achievement at the end of the bootcamp (up to a job at Google!). <text:s/>The scenarios will be written to emphasise the </text:span><text:span text:style-name="T3">broad range of qualities</text:span><text:span text:style-name="T5"> which are essential in a junior developer – not just coding skill, but also social aptitude and teamwork. A successful player will need to balance all of these qualities to achieve a high score. </text:span></text:p>
      <text:p text:style-name="P8">This game will be run as a software application on the player’s terminal and will be coded by our team using Ruby. We will use GitHub in order to coordinate each team member’s respective input and to manage version control, and Slack to share ideas, short code snippets and for general planning. </text:p>
      <text:p text:style-name="P8">The game will emphasise fun, with jokes (some of them lame...), funny characters and a central role for coffee as an attribute-boosting ‘potion’ in the bootcamp student’s arsen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AU"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0pt" fo:language="en" fo:country="AU"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AU"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 style:family="paragraph" style:parent-style-name="Standard"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normal"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weight="normal"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349cm" fo:text-indent="-0.635cm" fo:margin-left="1.349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84cm" fo:text-indent="-0.635cm" fo:margin-left="1.984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254cm" fo:text-indent="-0.635cm" fo:margin-left="3.254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524cm" fo:text-indent="-0.635cm" fo:margin-left="4.524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94cm" fo:text-indent="-0.635cm" fo:margin-left="5.794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center" style:justify-single-word="false"/>
      <style:text-properties style:font-name="Calibri" fo:font-size="11pt" fo:language="en" fo:country="none" style:text-underline-style="solid" style:text-underline-width="auto" style:text-underline-color="font-color"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4cm" fo:margin-left="0cm" fo:margin-right="0cm" fo:margin-bottom="0.873cm" style:dynamic-spacing="true"/>
      </style:header-style>
      <style:footer-style/>
    </style:page-layout>
  </office:automatic-styles>
  <office:master-styles>
    <style:master-page style:name="Standard" style:page-layout-name="Mpm1">
      <style:header>
        <text:p text:style-name="MP1">Coder Academy Fast Track: Project 1 - The Impress Me Challeng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4:50:10</meta:creation-date>
    <dc:language>en-AU</dc:language>
    <dc:date>2017-08-15T12:03:44.972000000</dc:date>
    <meta:editing-cycles>7</meta:editing-cycles>
    <meta:editing-duration>PT8M13S</meta:editing-duration>
    <meta:generator>LibreOffice/5.3.3.2$Windows_X86_64 LibreOffice_project/3d9a8b4b4e538a85e0782bd6c2d430bafe583448</meta:generator>
    <meta:document-statistic meta:table-count="0" meta:image-count="0" meta:object-count="0" meta:page-count="1" meta:paragraph-count="15" meta:word-count="482" meta:character-count="2979" meta:non-whitespace-character-count="2505"/>
  </office:meta>
</office:document-meta>
</file>